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Powderfinger Type" svg:font-family="'Powderfinger Type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</office:font-face-decls>
  <office:automatic-styles>
    <style:style style:name="Tableau1" style:family="table">
      <style:table-properties style:width="19.987cm" fo:margin-left="-1.499cm" fo:margin-right="-1.489cm" table:align="margins" style:writing-mode="lr-tb"/>
    </style:style>
    <style:style style:name="Tableau1.A" style:family="table-column">
      <style:table-column-properties style:column-width="19.987cm" style:rel-column-width="65535*"/>
    </style:style>
    <style:style style:name="Tableau1.1" style:family="table-row">
      <style:table-row-properties style:min-row-height="0.092cm"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0.018cm solid #008080" style:writing-mode="lr-tb"/>
    </style:style>
    <style:style style:name="Tableau2" style:family="table">
      <style:table-properties style:width="19.987cm" fo:margin-left="-1.499cm" fo:margin-right="-1.489cm" table:align="margins" style:writing-mode="lr-tb"/>
    </style:style>
    <style:style style:name="Tableau2.A" style:family="table-column">
      <style:table-column-properties style:column-width="19.987cm" style:rel-column-width="65535*"/>
    </style:style>
    <style:style style:name="Tableau2.1" style:family="table-row">
      <style:table-row-properties style:min-row-height="0.092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0.018cm solid #008080" style:writing-mode="lr-tb"/>
    </style:style>
    <style:style style:name="P1" style:family="paragraph" style:parent-style-name="Standard">
      <style:paragraph-properties fo:margin-left="0cm" fo:margin-right="1.002cm" style:line-height-at-least="0.423cm" fo:text-align="start" style:justify-single-word="false" fo:orphans="0" fo:widows="0" fo:text-indent="0cm" style:auto-text-indent="false" fo:break-before="page"/>
      <style:text-properties style:font-name="Traveling _Typewriter" fo:font-size="10pt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1.002cm" style:line-height-at-least="0.423cm" fo:text-align="start" style:justify-single-word="false" fo:orphans="0" fo:widows="0" fo:text-indent="0cm" style:auto-text-indent="false"/>
      <style:text-properties style:font-name="Traveling _Typewriter" fo:font-size="10pt" style:font-size-asian="10pt" style:font-name-complex="Courier New" style:font-size-complex="10pt"/>
    </style:style>
    <style:style style:name="P3" style:family="paragraph" style:parent-style-name="Standard">
      <style:paragraph-properties fo:margin-left="1.002cm" fo:margin-right="1.002cm" style:line-height-at-least="0.423cm" fo:text-align="start" style:justify-single-word="false" fo:orphans="0" fo:widows="0" fo:text-indent="0cm" style:auto-text-indent="false"/>
      <style:text-properties style:font-name="Traveling _Typewriter" fo:font-size="10pt" fo:language="en" fo:country="GB" style:font-size-asian="10pt" style:font-name-complex="Courier New" style:font-size-complex="10pt"/>
    </style:style>
    <style:style style:name="P4" style:family="paragraph" style:parent-style-name="Standard">
      <style:paragraph-properties style:line-height-at-least="0.423cm" fo:orphans="0" fo:widows="0"/>
      <style:text-properties style:font-name="Powderfinger Type" fo:font-size="10pt" fo:language="en" fo:country="GB" style:font-size-asian="10pt" style:font-name-complex="Courier New" style:font-size-complex="10pt"/>
    </style:style>
    <style:style style:name="P5" style:family="paragraph" style:parent-style-name="Standard">
      <style:paragraph-properties style:line-height-at-least="0.423cm" fo:orphans="0" fo:widows="0"/>
      <style:text-properties style:font-name="Powderfinger Type" fo:font-size="10pt" fo:language="en" fo:country="GB" style:font-size-asian="10pt" style:language-asian="none" style:country-asian="none" style:font-name-complex="Courier New" style:font-size-complex="10pt"/>
    </style:style>
    <style:style style:name="P6" style:family="paragraph">
      <style:paragraph-properties style:writing-mode="lr-tb"/>
    </style:style>
    <style:style style:name="P7" style:family="paragraph" style:parent-style-name="Heading_20_2">
      <style:paragraph-properties style:snap-to-layout-grid="false"/>
      <style:text-properties style:font-name="Microsoft Sans Serif" fo:font-size="10pt" style:font-size-asian="10pt" style:font-size-complex="10pt"/>
    </style:style>
    <style:style style:name="P8" style:family="paragraph" style:parent-style-name="Standard">
      <style:paragraph-properties fo:margin-left="0cm" fo:margin-right="1.002cm" style:line-height-at-least="0.423cm" fo:text-align="start" style:justify-single-word="false" fo:orphans="0" fo:widows="0" fo:text-indent="0cm" style:auto-text-indent="false"/>
      <style:text-properties style:font-name="Microsoft Sans Serif" fo:font-size="10pt" style:font-size-asian="10pt" style:font-name-complex="Courier New" style:font-size-complex="10pt"/>
    </style:style>
    <style:style style:name="P9" style:family="paragraph" style:parent-style-name="Standard">
      <style:paragraph-properties fo:margin-left="1.002cm" fo:margin-right="1.002cm" style:line-height-at-least="0.423cm" fo:text-align="justify" style:justify-single-word="false" fo:orphans="0" fo:widows="0" fo:text-indent="0cm" style:auto-text-indent="false"/>
      <style:text-properties style:font-name="Microsoft Sans Serif" fo:font-size="10pt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1.002cm" style:line-height-at-least="0.423cm" fo:text-align="justify" style:justify-single-word="false" fo:orphans="0" fo:widows="0" fo:text-indent="0cm" style:auto-text-indent="false"/>
      <style:text-properties style:font-name="Microsoft Sans Serif" fo:font-size="10pt" style:font-size-asian="10pt" style:font-name-complex="Courier New" style:font-size-complex="10pt"/>
    </style:style>
    <style:style style:name="P11" style:family="paragraph" style:parent-style-name="Standard">
      <style:paragraph-properties fo:margin-left="1.002cm" fo:margin-right="1.002cm" style:line-height-at-least="0.423cm" fo:text-align="start" style:justify-single-word="false" fo:orphans="0" fo:widows="0" fo:text-indent="0cm" style:auto-text-indent="false"/>
      <style:text-properties style:font-name="Traveling _Typewriter" fo:font-size="10pt" style:font-size-asian="10pt" style:font-name-complex="Courier New" style:font-size-complex="10pt"/>
    </style:style>
    <style:style style:name="P12" style:family="paragraph" style:parent-style-name="Standard">
      <style:paragraph-properties fo:margin-left="1.002cm" fo:margin-right="1.002cm" style:line-height-at-least="0.423cm" fo:text-align="start" style:justify-single-word="false" fo:orphans="0" fo:widows="0" fo:text-indent="0cm" style:auto-text-indent="false"/>
      <style:text-properties style:font-name="Microsoft Sans Serif" fo:font-size="10pt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035cm" svg:stroke-color="#000000" draw:stroke-linejoin="miter" draw:fill="solid" draw:fill-color="#008080" draw:textarea-horizontal-align="left" draw:textarea-vertical-align="top" draw:auto-grow-height="false" fo:padding-top="0.229cm" fo:padding-bottom="0.229cm" fo:padding-left="0.441cm" fo:padding-right="0.441cm" fo:wrap-option="no-wrap" draw:shadow="visible" draw:shadow-offset-x="0.062cm" draw:shadow-offset-y="0.062cm" fo:margin-left="0.319cm" fo:margin-right="0.31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eived from <text:s/>: <text:s text:c="2"/>anonx.ywy . ub by anonx . com smtp <text:s/>id <text:s/>aa@ </text:p>
      <text:p text:style-name="P2">(5 . 6ßc/10a - ' . 4 <text:s/>for [ distrib@anonx.com ] ), 07 mar . <text:s/>1997 08 : 54 : 18 </text:p>
      <text:p text:style-name="P2">-0700 </text:p>
      <text:p text:style-name="P2">message-id : {19950225@aa-@anonx.com | </text:p>
      <text:p text:style-name="P2">received from anonx.ywy. ub by anonx. ywy .ub (ibm vm smtp v2r2) </text:p>
      <text:p text:style-name="P2">withasmtp id @, 07 mar. 97 00: 00 09 CDT </text:p>
      <text:p text:style-name="P2">Received from anonx.ywy.ub [n je origin dx1&amp;anonx.com] by anonx.ywy.ub (imail </text:p>
      <text:p text:style-name="P2">v1.2a/1.8a) with </text:p>
      <text:p text:style-name="P2">smtp ida@, 07 mar. 1997 00.00.01 - 0500 </text:p>
      <text:p text:style-name="P2">reply-to : dx1 -dx@anonx.com- </text:p>
      <text:p text:style-name="P2">sender : dx1 -dx1@anonx.com- </text:p>
      <text:p text:style-name="P2">from : dx1 -dx1@anonx.com - </text:p>
      <text:p text:style-name="P2">Subject : <text:span text:style-name="T1">DEMANDE DE RENSEIGNEMENTS SPECIFIQUES SUR SYMBOLES</text:span></text:p>
      <text:p text:style-name="P2">To : dx2 -dx2@anonx.com- </text:p>
      <text:p text:style-name="P2">x-uidl : ae ae ae ae ae ae ae ae ae ae </text:p>
      <text:p text:style-name="P3"><text:s/></text:p>
      <text:p text:style-name="P4"/>
      <text:p text:style-name="P4"/>
      <text:p text:style-name="P5"><draw:custom-shape text:anchor-type="char" draw:z-index="0" draw:style-name="gr1" draw:text-style-name="P6" svg:width="1.017cm" svg:height="0.763cm" svg:x="7.915cm" svg:y="0.295cm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4"/>
      <text:p text:style-name="P4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DELTA GREEN - RIEN QUE POUR VOS YEUX</text:p>
          </table:table-cell>
        </table:table-row>
      </table:table>
      <text:p text:style-name="P8"><text:s/></text:p>
      <text:p text:style-name="P9"><text:s/></text:p>
      <text:p text:style-name="P10"/>
      <text:p text:style-name="P10"/>
      <text:p text:style-name="P10">1 - <text:s/>La ligne a été rédigée de gauche à droite, comme c'est le cas pour les alphabets très anciens </text:p>
      <text:p text:style-name="P10"><text:s text:c="6"/>comme l'Hébreu. </text:p>
      <text:p text:style-name="P10"><text:s text:c="6"/>De nombreuses caractéristiques semblent indiquer qu'il s'agit d'un alphabet archaïque antérieur au </text:p>
      <text:p text:style-name="P10"><text:s text:c="6"/>christianisme, peut-être étrusque, du premier ou deuxième siècle avant Jésus-Christ. </text:p>
      <text:p text:style-name="P9"><text:s/></text:p>
      <text:p text:style-name="P10"><text:s/></text:p>
      <text:p text:style-name="P10">2 - Si les caractères semblent étrusques, la langue semble différente. Peut-être gothique ? </text:p>
      <text:p text:style-name="P10"><text:s text:c="6"/>La façon de composer les mots semblent erronée, déséquilibrée. </text:p>
      <text:p text:style-name="P10"><text:s text:c="6"/>Les caractères sont très anguleux, très inhabituels. <text:s/></text:p>
      <text:p text:style-name="P10"/>
      <text:p text:style-name="P10"/>
      <text:p text:style-name="P10">Nous poursuivons les recherches. </text:p>
      <text:p text:style-name="P9"><text:s/></text:p>
      <text:p text:style-name="P9">Dr. Nadja Fulani </text:p>
      <text:p text:style-name="P10"/>
      <text:p text:style-name="P10"/>
      <text:p text:style-name="P10"/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DELTA GREEN - RIEN QUE POUR VOS YEUX</text:p>
          </table:table-cell>
        </table:table-row>
      </table:table>
      <text:p text:style-name="P8"/>
      <text:p text:style-name="P8"/>
      <text:p text:style-name="P8"/>
      <text:p text:style-name="P8"><text:s/></text:p>
      <text:p text:style-name="P11">transmis 1323 est 2447/05/99 : : codage pgp enclenché. </text:p>
      <text:p text:style-name="P11">[eof] </text:p>
      <text:p text:style-name="P11"/>
      <text:p text:style-name="P11"/>
      <text:p text:style-name="P11"/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Powderfinger Type" svg:font-family="'Powderfinger Type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style:line-height-at-least="0.423cm" fo:text-align="center" style:justify-single-word="false" fo:orphans="0" fo:widows="0" fo:keep-with-next="always"/>
      <style:text-properties style:font-name="Courier New" fo:font-weight="bold" style:font-weight-asian="bold" style:font-name-complex="Courier New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212cm" text:min-label-width="0.635cm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1.482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2.752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022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292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6.56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7.832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102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0.37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Nicolas Gorréguès</meta:initial-creator>
    <meta:creation-date>2008-05-18T11:12:57</meta:creation-date>
    <dc:creator>Nicolas Gorréguès</dc:creator>
    <dc:date>2008-06-01T22:04:03</dc:date>
    <dc:language>fr-FR</dc:language>
    <meta:editing-cycles>15</meta:editing-cycles>
    <meta:editing-duration>PT50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36" meta:word-count="212" meta:character-count="1368"/>
  </office:meta>
</office:document-meta>
</file>